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1.138cm" fo:min-width="0.26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1.138cm" fo:min-width="0.26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1.138cm" fo:min-width="0.26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1.138cm" fo:min-width="0.26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1.138cm" fo:min-width="0.26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1.138cm" fo:min-width="0.26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1.138cm" fo:min-width="0.26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1.138cm" fo:min-width="0.26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.2cm" svg:height="2.2cm" svg:x="3.4cm" svg:y="10.4cm">
          <text:p text:style-name="P1">Déb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8.4cm" svg:y="8cm">
          <text:p text:style-name="P2"><text:span text:style-name="T1">o_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8.4cm" svg:y="10.8cm">
          <text:p text:style-name="P2"><text:span text:style-name="T1">o_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8.4cm" svg:y="13.6cm">
          <text:p text:style-name="P2"><text:span text:style-name="T1">O_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12.8cm" svg:y="8cm">
          <text:p text:style-name="P2"><text:span text:style-name="T1">o_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12.8cm" svg:y="10.8cm">
          <text:p text:style-name="P2"><text:span text:style-name="T1">o_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12.8cm" svg:y="13.6cm">
          <text:p text:style-name="P2"><text:span text:style-name="T1">O_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17cm" svg:y="8cm">
          <text:p text:style-name="P2"><text:span text:style-name="T1">o_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svg:x="17cm" svg:y="10.8cm">
          <text:p text:style-name="P2"><text:span text:style-name="T1">o_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21.4cm" svg:y="10.2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2cm" svg:y1="10.6cm" svg:x2="8.4cm" svg:y2="8.6cm">
          <text:p/>
        </draw:line>
        <draw:line draw:style-name="gr3" draw:text-style-name="P3" draw:layer="layout" svg:x1="5.6cm" svg:y1="11.4cm" svg:x2="8.6cm" svg:y2="11.4cm">
          <text:p/>
        </draw:line>
        <draw:line draw:style-name="gr3" draw:text-style-name="P3" draw:layer="layout" svg:x1="5.2cm" svg:y1="12.4cm" svg:x2="8.4cm" svg:y2="14.2cm">
          <text:p/>
        </draw:line>
        <draw:line draw:style-name="gr3" draw:text-style-name="P3" draw:layer="layout" svg:x1="18.2cm" svg:y1="8.6cm" svg:x2="21.8cm" svg:y2="10.6cm">
          <text:p/>
        </draw:line>
        <draw:line draw:style-name="gr3" draw:text-style-name="P3" draw:layer="layout" svg:x1="18.2cm" svg:y1="11.4cm" svg:x2="21.6cm" svg:y2="11.4cm">
          <text:p/>
        </draw:line>
        <draw:line draw:style-name="gr3" draw:text-style-name="P3" draw:layer="layout" svg:x1="9.6cm" svg:y1="8.6cm" svg:x2="12.8cm" svg:y2="8.6cm">
          <text:p/>
        </draw:line>
        <draw:line draw:style-name="gr3" draw:text-style-name="P3" draw:layer="layout" svg:x1="14cm" svg:y1="8.6cm" svg:x2="17cm" svg:y2="8.6cm">
          <text:p/>
        </draw:line>
        <draw:line draw:style-name="gr3" draw:text-style-name="P3" draw:layer="layout" svg:x1="9.6cm" svg:y1="11.4cm" svg:x2="12.8cm" svg:y2="11.4cm">
          <text:p/>
        </draw:line>
        <draw:line draw:style-name="gr3" draw:text-style-name="P3" draw:layer="layout" svg:x1="14cm" svg:y1="11.4cm" svg:x2="17cm" svg:y2="11.4cm">
          <text:p/>
        </draw:line>
        <draw:line draw:style-name="gr3" draw:text-style-name="P3" draw:layer="layout" svg:x1="9.6cm" svg:y1="14.2cm" svg:x2="12.8cm" svg:y2="14.2cm">
          <text:p/>
        </draw:line>
        <draw:line draw:style-name="gr3" draw:text-style-name="P3" draw:layer="layout" svg:x1="14cm" svg:y1="14.2cm" svg:x2="21.6cm" svg:y2="12.2cm">
          <text:p/>
        </draw:line>
        <draw:custom-shape draw:style-name="gr4" draw:text-style-name="P5" draw:layer="layout" svg:width="0.765cm" svg:height="1.4cm" svg:x="20.2cm" svg:y="7.8cm">
          <text:p text:style-name="P4"><text:span text:style-name="T2">5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5" draw:text-style-name="P5" draw:layer="layout" svg:width="0.765cm" svg:height="1.4cm" svg:x="15.2cm" svg:y="6.8cm">
          <text:p text:style-name="P4"><text:span text:style-name="T2">2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6" draw:text-style-name="P5" draw:layer="layout" svg:width="0.765cm" svg:height="1.4cm" svg:x="11.035cm" svg:y="7cm">
          <text:p text:style-name="P4"><text:span text:style-name="T2">3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7" draw:text-style-name="P5" draw:layer="layout" svg:width="0.765cm" svg:height="1.4cm" svg:x="11.035cm" svg:y="10cm">
          <text:p text:style-name="P4"><text:span text:style-name="T2">4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8" draw:text-style-name="P5" draw:layer="layout" svg:width="0.765cm" svg:height="1.4cm" svg:x="15.2cm" svg:y="9.8cm">
          <text:p text:style-name="P4"><text:span text:style-name="T2">2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9" draw:text-style-name="P5" draw:layer="layout" svg:width="0.765cm" svg:height="1.4cm" svg:x="19.6cm" svg:y="9.8cm">
          <text:p text:style-name="P4"><text:span text:style-name="T2">2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0" draw:text-style-name="P5" draw:layer="layout" svg:width="0.765cm" svg:height="1.4cm" svg:x="11cm" svg:y="12.4cm">
          <text:p text:style-name="P4"><text:span text:style-name="T2">2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1" draw:text-style-name="P5" draw:layer="layout" svg:width="0.765cm" svg:height="1.4cm" svg:x="15.47cm" svg:y="12.2cm">
          <text:p text:style-name="P4"><text:span text:style-name="T2">3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line draw:style-name="gr3" draw:text-style-name="P3" draw:layer="layout" svg:x1="8.2cm" svg:y1="14.8cm" svg:x2="4.6cm" svg:y2="12.8cm">
          <text:p/>
        </draw:line>
        <draw:frame draw:style-name="gr12" draw:text-style-name="P6" draw:layer="layout" svg:width="1.065cm" svg:height="0.962cm" svg:x="5.6cm" svg:y="14.4cm">
          <draw:text-box>
            <text:p>-4</text:p>
          </draw:text-box>
        </draw:frame>
        <draw:frame draw:style-name="gr13" draw:text-style-name="P6" draw:layer="layout" svg:width="1cm" svg:height="1cm" svg:x="6.4cm" svg:y="11.4cm">
          <draw:text-box>
            <text:p>1</text:p>
          </draw:text-box>
        </draw:frame>
        <draw:frame draw:style-name="gr12" draw:text-style-name="P6" draw:layer="layout" svg:width="0.853cm" svg:height="0.962cm" svg:x="6cm" svg:y="8.6cm">
          <draw:text-box>
            <text:p>0</text:p>
          </draw:text-box>
        </draw:frame>
        <draw:frame draw:style-name="gr12" draw:text-style-name="P6" draw:layer="layout" svg:width="0.853cm" svg:height="0.962cm" svg:x="6.8cm" svg:y="12.4cm">
          <draw:text-box>
            <text:p>0</text:p>
          </draw:text-box>
        </draw:frame>
        <draw:line draw:style-name="gr3" draw:text-style-name="P3" draw:layer="layout" svg:x1="5.4cm" svg:y1="10.8cm" svg:x2="16.8cm" svg:y2="9cm">
          <text:p/>
        </draw:line>
        <draw:frame draw:style-name="gr12" draw:text-style-name="P6" draw:layer="layout" svg:width="0.853cm" svg:height="0.962cm" svg:x="9.747cm" svg:y="9.038cm">
          <draw:text-box>
            <text:p>6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2:45:31.077047808</meta:creation-date>
    <dc:date>2018-03-30T15:11:31.323611621</dc:date>
    <meta:editing-duration>PT29M3S</meta:editing-duration>
    <meta:editing-cycles>4</meta:editing-cycles>
    <meta:generator>LibreOffice/5.1.6.2$Linux_X86_64 LibreOffice_project/10m0$Build-2</meta:generator>
    <meta:document-statistic meta:object-count="59"/>
  </office:meta>
</office:document-meta>
</file>